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6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MAMANI LIMACHI EDISON LUCAS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5564317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1045564317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UZ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9273806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MEJIA SANA, DANNY DANIE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635610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9273806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MAMANI LIMANCHI EDISON LUCAS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45564317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4/09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SuperAdmin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1045564317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88</text:p>
          </table:table-cell>
          <table:table-cell table:style-name="Tableau1.A2" office:value-type="string">
            <text:p text:style-name="P7">1500</text:p>
          </table:table-cell>
          <table:table-cell table:style-name="Tableau1.D2" office:value-type="string">
            <text:p text:style-name="P8">432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432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6/09/2021</text:p>
          </table:table-cell>
          <table:table-cell table:style-name="Tabla2.A3" office:value-type="string">
            <text:p text:style-name="P22">7568652</text:p>
          </table:table-cell>
          <table:table-cell table:style-name="Tabla2.D3" office:value-type="string">
            <text:p text:style-name="P23">432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7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3T16:56:20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